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16148E456FC609FD7E0.png" manifest:media-type="image/png"/>
  <manifest:file-entry manifest:full-path="Pictures/10000000000002260000011D2D49C05796D2412F.png" manifest:media-type="image/png"/>
  <manifest:file-entry manifest:full-path="Pictures/100000000000018A000000DBCCC26F035D24A7B3.png" manifest:media-type="image/png"/>
  <manifest:file-entry manifest:full-path="Pictures/10000000000001B80000014310EB7FBDEBAC80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subtitle">
      <style:graphic-properties draw:fill-color="#ffffff" draw:auto-grow-height="true" fo:min-height="12.531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style:font-name="Arial1" fo:font-size="48pt" style:font-size-asian="4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Arial1" fo:font-size="48pt" fo:font-weight="normal" fo:background-color="transparent" style:font-size-asian="48pt" style:font-weight-asian="normal" style:font-size-complex="32pt"/>
    </style:style>
    <style:style style:name="T2" style:family="text">
      <style:text-properties style:font-name="Arial1" fo:font-size="48pt" style:font-size-asian="4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14.8cm" svg:height="12.531cm" svg:x="6.2cm" svg:y="5.7cm" presentation:class="subtitle" presentation:user-transformed="true">
          <draw:text-box>
            <text:p><text:span text:style-name="T1">20171685 </text:span><text:span text:style-name="T1">이 혜 진</text:span></text:p>
            <text:p><text:span text:style-name="T1">20171698 </text:span><text:span text:style-name="T1">정 예 빈</text:span></text:p>
            <text:p><text:span text:style-name="T1">20171699 </text:span><text:span text:style-name="T1">정 지 연</text:span></text:p>
            <text:p><text:span text:style-name="T1">20171700 </text:span><text:span text:style-name="T1">정 지 현</text:span><text:span text:style-name="T2"> 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( 정 지 연 )</text:p>
          </draw:text-box>
        </draw:frame>
        <draw:frame draw:style-name="gr2" draw:text-style-name="P3" draw:layer="layout" svg:width="19.873cm" svg:height="14.587cm" draw:transform="rotate (0.000349065850398866) translate (1.122cm 4.407cm)">
          <draw:image xlink:href="Pictures/10000000000001B80000014310EB7FBDEBAC80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<text:s/>(정 지 현)</text:p>
          </draw:text-box>
        </draw:frame>
        <draw:frame draw:style-name="gr2" draw:text-style-name="P3" draw:layer="layout" svg:width="22.976cm" svg:height="12.769cm" svg:x="1.624cm" svg:y="5cm">
          <draw:image xlink:href="Pictures/100000000000018A000000DBCCC26F035D24A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( 이 혜 진 )</text:p>
          </draw:text-box>
        </draw:frame>
        <draw:frame draw:style-name="gr2" draw:text-style-name="P3" draw:layer="layout" svg:width="27.046cm" svg:height="14.015cm" svg:x="0.954cm" svg:y="4cm">
          <draw:image xlink:href="Pictures/10000000000002260000011D2D49C05796D241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(정 예 빈 )</text:p>
          </draw:text-box>
        </draw:frame>
        <draw:frame draw:style-name="gr2" draw:text-style-name="P3" draw:layer="layout" svg:width="19.231cm" svg:height="14.6cm" svg:x="1.6cm" svg:y="4.2cm">
          <draw:image xlink:href="Pictures/10000000000001D10000016148E456FC609FD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숫자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09:03:59.586502983</meta:creation-date>
    <meta:editing-duration>PT11M14S</meta:editing-duration>
    <meta:editing-cycles>2</meta:editing-cycles>
    <meta:generator>LibreOffice/5.1.6.2$Linux_X86_64 LibreOffice_project/10m0$Build-2</meta:generator>
    <dc:date>2017-09-26T09:36:52.928639686</dc:date>
    <meta:document-statistic meta:object-count="55"/>
  </office:meta>
</office:document-meta>
</file>